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Times New Roman" svg:font-family="'Times New Roman'"/>
    <style:font-face style:name="Bitstream Vera Sans1" svg:font-family="'Bitstream Vera Sans'" style:font-pitch="variable"/>
    <style:font-face style:name="Tahoma" svg:font-family="Tahoma"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Contents_20_1">
      <style:paragraph-properties>
        <style:tab-stops>
          <style:tab-stop style:position="6.5in" style:type="right" style:leader-style="dotted" style:leader-text="."/>
        </style:tab-stops>
      </style:paragraph-properties>
    </style:style>
    <style:style style:name="P2" style:family="paragraph" style:parent-style-name="Contents_20_2">
      <style:paragraph-properties>
        <style:tab-stops>
          <style:tab-stop style:position="6.3035in"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Normal">
      <style:text-properties fo:color="#000000" style:font-name="Times New Roman" fo:font-size="12pt" fo:language="en" fo:country="US"/>
    </style:style>
    <style:style style:name="P5" style:family="paragraph" style:parent-style-name="Normal">
      <style:paragraph-properties fo:margin-left="0in" fo:margin-right="0in" fo:margin-top="0in" fo:margin-bottom="0in" fo:text-indent="0in" style:auto-text-indent="false"/>
    </style:style>
    <style:style style:name="P6" style:family="paragraph" style:parent-style-name="Normal" style:list-style-name="L2"/>
    <style:style style:name="P7" style:family="paragraph" style:parent-style-name="Normal">
      <style:paragraph-properties fo:margin-left="0in" fo:margin-right="0in" fo:text-indent="0in" style:auto-text-indent="false"/>
    </style:style>
    <style:style style:name="P8" style:family="paragraph" style:parent-style-name="Heading_20_2">
      <style:text-properties fo:color="#000000" style:font-name="Times New Roman" fo:font-size="12pt" fo:language="en" fo:country="US"/>
    </style:style>
    <style:style style:name="P9" style:family="paragraph" style:parent-style-name="Normal" style:list-style-name="L3">
      <style:text-properties fo:color="#000000" style:font-name="Times New Roman" fo:font-size="12pt" fo:language="en" fo:country="US"/>
    </style:style>
    <style:style style:name="P10" style:family="paragraph" style:parent-style-name="Normal" style:list-style-name="L3"/>
    <style:style style:name="P11" style:family="paragraph" style:parent-style-name="Normal" style:list-style-name="L4">
      <style:text-properties fo:color="#000000" style:font-name="Times New Roman" fo:font-size="12pt" fo:language="en" fo:country="US"/>
    </style:style>
    <style:style style:name="P12" style:family="paragraph" style:parent-style-name="Normal" style:list-style-name="L4"/>
    <style:style style:name="T1" style:family="text">
      <style:text-properties fo:color="#000000" style:font-name="Times New Roman" fo:font-size="12pt" fo:language="en" fo:country="US" fo:font-weight="bold"/>
    </style:style>
    <style:style style:name="T2" style:family="text">
      <style:text-properties fo:color="#000000" style:font-name="Times New Roman" fo:font-size="12pt" fo:language="en" fo:country="US"/>
    </style:style>
    <style:style style:name="T3" style:family="text">
      <style:text-properties fo:color="#000000" style:font-name="Times New Roman" fo:font-size="12pt" fo:language="en" fo:country="US" fo:font-style="italic"/>
    </style:style>
    <style:style style:name="T4" style:family="text">
      <style:text-properties fo:font-style="italic"/>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style:num-format="1">
        <style:list-level-properties text:space-before="0.2008in" text:min-label-width="0.299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format="1">
        <style:list-level-properties text:space-before="0.2028in" text:min-label-width="0.297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format="1">
        <style:list-level-properties text:space-before="0.2028in" text:min-label-width="0.297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 Introduction<text:tab/>2</text:p>
          <text:p text:style-name="P1">2. Overview and Scope<text:tab/>2</text:p>
          <text:p text:style-name="P1">3. Functional Requirements<text:tab/>2</text:p>
          <text:p text:style-name="P2">3.1. Common Use-Cases<text:tab/>3</text:p>
          <text:p text:style-name="P2">3.2. Feature Overview<text:tab/>4</text:p>
        </text:index-body>
      </text:table-of-content>
      <text:p text:style-name="Normal"/>
      <text:h text:style-name="P3" text:outline-level="1">1. Introduction</text:h>
      <text:p text:style-name="Normal"/>
      <text:p text:style-name="P4">This document outlines the design of the MeBox Virtual Filesystem (VFS), called Beacon. MeBox is an HTPC (Home Theatre PC) application, therefore the primary requirement of Beacon is to index and access media files of all types (particularly video, images, and music). However, it is necessary to have a modular design in order to satisfy unforeseen future requirements in MeBox, or perhaps in other applications, such as indexing of documents and full-text searches.</text:p>
      <text:p text:style-name="P5"/>
      <text:p text:style-name="Normal">A VFS provides an interface between an application and a store of files, which is usually, but not necessarily, a filesystem. The primary characteristic of a VFS is that it abstracts away the details of the store, providing a consistent interface to access files and data so that the user (in this case, the application writer) need not be concerned with where the files are located. A VFS will typically also offer features not available in the store such as asynchronous execution, or integration of extended attributes (i.e. metadata). Beacon is concerned primarily with the latter, although the design must not ignore the former. </text:p>
      <text:p text:style-name="Normal"/>
      <text:p text:style-name="Normal">Beacon is so named because the project goals share some similarity with Apple's Spotlight.</text:p>
      <text:p text:style-name="Normal"/>
      <text:h text:style-name="Heading_20_1" text:outline-level="1">2. Overview and Scope</text:h>
      <text:p text:style-name="Normal"/>
      <text:p text:style-name="Normal">Beacon's job is to act as an intermediary between the application and the filesystem. It will offer an interface for applications to perform queries on files. The result set can include any known data about the files that match the query. For example, if one of the files in the result set is an image, it could include the image's dimensions, color space, thumbnail, EXIF data (in the case of a JPEG), precomputed histogram, and so on.</text:p>
      <text:p text:style-name="Normal"/>
      <text:p text:style-name="Normal">Queries can include evaluations on any indexed field. One common query would be "get a list of all files in directory X." Another possible query is "get all music by Queen." Another slightly more complicated query is "get all music by Moby, and all movies whose soundtrack has Moby." Beacon is responsible for gathering all data necessary to compute such queries and providing an appropriate interface to the application. How Beacon computes such queries internally may vary, but the API should not make this difference evident.</text:p>
      <text:p text:style-name="Normal"/>
      <text:p text:style-name="Normal">Another necessary feature of Beacon is notification of changes to the query. If an application queries "all files in directory X," it should be able to request notifications to changes, so that if, for example, a file is added to directory X, the application is appropriately notified. The actual behavior or performance may vary based on kernel support or the nature of the query, but the API Beacon provides to the application must support this functionality.</text:p>
      <text:h text:style-name="Heading_20_1" text:outline-level="1">3. Functional Requirements</text:h>
      <text:p text:style-name="P4"/>
      <text:p text:style-name="Normal">Before considering Beacon's design, we need to first look at how the user will interact with the system. There are some general assertions we can make about the user experience, which will directly affect the design:</text:p>
      <text:p text:style-name="Normal"/>
      <text:list text:style-name="L2">
        <text:list-item>
          <text:p text:style-name="P6"><text:span text:style-name="T1">Things must Just Work.</text:span><text:span text:style-name="T2"> Beacon must recognize all major media files and handle failures (e.g. corrupt files) gracefully. It must be easy to extend Beacon at runtime to support new file types. </text:span></text:p>
        </text:list-item>
        <text:list-item>
          <text:p text:style-name="P6"><text:span text:style-name="T1">The user must not be forced to wait long in common cases</text:span><text:span text:style-name="T2">. We define "</text:span><text:span text:style-name="T3">wait</text:span><text:span text:style-name="T2">" as a state where the user is blocked from navigating the interface. "</text:span><text:span text:style-name="T3">Long</text:span><text:span text:style-name="T2">" is of course subjective, but in the context of HCI, up to 0.1 seconds is perceived instantaneous response while delays over 1.0 seconds will interrupt the user's flow of thought. </text:span><text:note text:id="ftn1" text:note-class="footnote"><text:note-citation>1</text:note-citation><text:note-body><text:p text:style-name="Footnote">Response Time Overview (http://www.useit.com/papers/responsetime.html)</text:p><text:p text:style-name="Footnote"/></text:note-body></text:note></text:p>
        </text:list-item>
        <text:list-item>
          <text:p text:style-name="P6"><text:span text:style-name="T1">Performance on very large data sets must be acceptable.</text:span><text:span text:style-name="T2"> Common operations should perform acceptably when dealing with thousands of files at a time. (For example, entering a directory with 2000 files.) Beacon must be able to maintain a database of hundreds of thousands of files. Care should be taken that Beacon scales well.</text:span></text:p>
        </text:list-item>
      </text:list>
      <text:p text:style-name="P7"/>
      <text:p text:style-name="P7">These items are tightly related. An interface can be functionally correct but if it performs badly, the user will become frustrated and it loses the property of Just Working. The design (and obviously the implementation) must therefore focus strongly on performance, which requires continual consideration of both throughput and latency.</text:p>
      <text:p text:style-name="P7"/>
      <text:p text:style-name="P7">With respect to the user's perspective, latency is more important than throughput. For example, compare an operation that takes 3 seconds to fully complete while the user is waiting, versus one that takes 5 seconds to fully complete while the user is able to navigate the interface after waiting for only 0.2 seconds. Clearly the user will favor the latter, and although the throughput is slower the <text:span text:style-name="T4">perceived</text:span> throughput will be faster. Therefore, the design will favor latency over throughput to reasonable extents. (It is difficult to define <text:span text:style-name="T4">reasonable</text:span>. For example, if halving the latency increases total operation time by a factor of 10, that is probably not an acceptable compromise. Common sense will have to be exercised as circumstances dictate.)</text:p>
      <text:p text:style-name="P7"/>
      <text:p text:style-name="P7">Most common operations the VFS layer will be responsible for will have significant delays. For example, loading a directory of 2000 image thumbnails will take more time than than we are prepared to make the user wait. Beacon must therefore be highly asynchronous, providing appropriate notification mechanisms for progress and operation-completion indicators. The user must also be able to cancel operations, and Beacon must leave things in a sane state. (For example, if the user aborts a file copy, Beacon should not leave a half-copied file at the destination.)</text:p>
      <text:p text:style-name="P7"/>
      <text:h text:style-name="P8" text:outline-level="2">3.1. Common Use-Cases</text:h>
      <text:p text:style-name="Normal"/>
      <text:p text:style-name="Normal">The typical user will have a collection of media files, likely organized in one or more hierarchies, on either a local filesystem, or accessible via NFS or SMB. Users will also commonly have files stored on removable media, such as USB drives, CDs, or DVDs. </text:p>
      <text:p text:style-name="Normal"/>
      <text:p text:style-name="Normal">Let's explore some scenarios of how the user will want to interact with Beacon through MeBox, and how we expect the interface might behave:</text:p>
      <text:p text:style-name="Normal"/>
      <text:list text:style-name="L3">
        <text:list-item>
          <text:p text:style-name="P9">The user enters a directory of images on the local harddisk. The interface will display a grid of thumbnails in the current directory. The directory contents should be displayed in the interface as quickly as possible. Files are initially represented by a "Thumbnail loading" icon, and the icons are updated with the thumbnails as they are loaded. This process does not block the interface.</text:p>
        </text:list-item>
        <text:list-item>
          <text:p text:style-name="P9">While the user is in the directory above, she copies a new image to that directory through some external method (i.e. outside of MeBox). The interface should quickly update to reflect the addition to the directory with the "Thumbnail loading" icon and subsequent thumbnail as described above. The user then deletes the image, and the interface quickly removes the image from the displayed list.</text:p>
        </text:list-item>
        <text:list-item>
          <text:p text:style-name="P10"><text:span text:style-name="T2">The user does a search for all music by </text:span><text:span text:style-name="T3">Delerium</text:span><text:span text:style-name="T2">. The interface displays a list of all songs matching this criteria.</text:span></text:p>
        </text:list-item>
        <text:list-item>
          <text:p text:style-name="P9">On another computer, the user copies an MP3 file of a new song by Delerium to one of her music directories over her local network. The interface quickly updates the list from the above query to reflect the new song. (This assumes the MP3 has the proper ID3 tags.)</text:p>
        </text:list-item>
        <text:list-item>
          <text:p text:style-name="P9">The user inserts a Delerium CD into the CD ROM drive. The list from the earlier query updates to show the songs from this CD. (This assumes the CD is listed in an accessible CDDB directory or that the CD has already been indexed.)</text:p>
        </text:list-item>
        <text:list-item>
          <text:p text:style-name="P10"><text:span text:style-name="T2">The user does a search for all images with the keyword </text:span><text:span text:style-name="T3">vacation</text:span><text:span text:style-name="T2">. The interface presents a list of thumbnails for images which the user has previously tagged with the </text:span><text:span text:style-name="T3">vacation</text:span><text:span text:style-name="T2"> keyword.</text:span></text:p>
        </text:list-item>
        <text:list-item>
          <text:p text:style-name="P10"><text:span text:style-name="T2">The user inserts a DVD into the DVD drive which contains a number of images from her Hawaii vacation. This DVD was previously viewed by the user and she tagged the DVD with the </text:span><text:span text:style-name="T3">vacation</text:span><text:span text:style-name="T2"> keyword. Shortly after the DVD is inserted, the list from the query in #6 automatically begins updating to show all images on the DVD.</text:span></text:p>
        </text:list-item>
        <text:list-item>
          <text:p text:style-name="P10"><text:span text:style-name="T2">The user does a search for all</text:span><text:span text:style-name="T3"> </text:span><text:span text:style-name="T2">movies directed by </text:span><text:span text:style-name="T3">Kevin Smith</text:span><text:span text:style-name="T2">. The interface displays a list of movies on the harddisk matching this query, which are represented by images of their DVD covers. The list further displays all DVD movies by Kevin Smith that the user has played before. The interface will provide some appropriate indication that these DVDs are not present and must be inserted before they can be played. The user saves this query under the title </text:span><text:span text:style-name="T3">Movies by Kevin Smith</text:span><text:span text:style-name="T2">.</text:span></text:p>
        </text:list-item>
        <text:list-item>
          <text:p text:style-name="P10"><text:span text:style-name="T2">The user inserts a data DVD containing a number of MPEG4 movies. The interface shows some indication that a DVD has been inserted. The user navigates to the DVD and it presents a list of video files (acquired through Beacon) on the root of the DVD with thumbnails. One of these movies is </text:span><text:span text:style-name="T3">Dogma</text:span><text:span text:style-name="T2">, by Kevin Smith. The user accesses the necessary interface to perform an online lookup by movie title, and selects the appropriate movie title/year for that video file. The user then navigates the interface to the saved query </text:span><text:span text:style-name="T3">Movies by Kevin Smith</text:span><text:span text:style-name="T2"> and the interface shows the same list as in #8 with the addition of the recently added </text:span><text:span text:style-name="T3">Dogma</text:span><text:span text:style-name="T2">, which is now represented by an image of the Dogma DVD cover, rather than a thumbnail as before. The interface indicates that </text:span><text:span text:style-name="T3">Dogma</text:span><text:span text:style-name="T2"> is stored on a DVD and is currently accessible.</text:span></text:p>
        </text:list-item>
        <text:list-item>
          <text:p text:style-name="P10"><text:span text:style-name="T2">The user connects to the integrated MeBox webserver and searches the Electronic Program Guide for </text:span><text:span text:style-name="T3">Kevin Smith movies</text:span><text:span text:style-name="T2">. (Beacon would not be responsible for the EPG or this query.) The user notices that </text:span><text:span text:style-name="T3">Chasing Amy</text:span><text:span text:style-name="T2">, a movie she doesn't yet have, is starting on one of the movie channels in moments. She clicks the </text:span><text:span text:style-name="T3">Record</text:span><text:span text:style-name="T2"> button and goes shopping for a few hours. When she comes home, she uses the MeBox interface and navigates to her </text:span><text:span text:style-name="T3">Movies by Kevin Smith</text:span><text:span text:style-name="T2"> saved query. The interface will show the same list as in #9 with the addition of </text:span><text:span text:style-name="T3">Chasing Amy</text:span><text:span text:style-name="T2">, which will be represented by its DVD cover image. (This again assumes an available Internet connection.)</text:span></text:p>
        </text:list-item>
      </text:list>
      <text:p text:style-name="P7"/>
      <text:p text:style-name="P7"/>
      <text:p text:style-name="Normal">The above use-cases illustrate some of the functionality the application will require from Beacon. This list is not comprehensive, and in many cases it may not be a very good idea for the interface to behave exactly as described. However, Beacon should make any of the above possible.</text:p>
      <text:p text:style-name="Normal"/>
      <text:h text:style-name="Heading_20_2" text:outline-level="2">3.2. Feature Overview</text:h>
      <text:p text:style-name="Normal"/>
      <text:p text:style-name="Normal">From these use-cases we can derive a number of features we require Beacon to have:</text:p>
      <text:p text:style-name="Normal"/>
      <text:list text:style-name="L4">
        <text:list-item>
          <text:p text:style-name="P11">List and index files in a requested directory. When Beacon indexes a file, it gathers any data it can about the file (metadata), which will depend on media type, and stores that metadata for future retrieval. Directories with thousands of files should be handled gracefully.</text:p>
        </text:list-item>
        <text:list-item>
          <text:p text:style-name="P11">To ensure quick response, Beacon must index files, or load previously indexed metadata, asynchronously. When an application requests a directory list, Beacon will first obtain minimal data (a list of file names, sizes, and modification times). If the time for this operation so far is less than 0.1 seconds (the maximum time which the user perceives instant response), Beacon will begin loading previously indexed data until 0.1 seconds is reached. It will then return to the application the complete file list, and all metadata it managed to load before the 0.1 second timeout. For those files whose metadata was not loaded, it will load asynchronously and inform the application using some notification mechanism so that the interface may be updated as needed.</text:p>
        </text:list-item>
        <text:list-item>
          <text:p text:style-name="P11">Beacon must be able to monitor directories for changes. A changed directory is one which contains an added file, a deleted file, or modified file that the application is not aware of. There must be an API to provide a means for the application to receive change notifications.</text:p>
        </text:list-item>
        <text:list-item>
          <text:p text:style-name="P11">There must be some method to query all indexed files by certain metadata fields. Querying should behave as described in #1 and #2. In fact, even though they may be implemented differently within Beacon, the API to obtain a list of files in a directory and to query by metadata should be the same; they are both queries.</text:p>
        </text:list-item>
        <text:list-item>
          <text:p text:style-name="P12"><text:span text:style-name="T2">Similar to #2, Beacon should be able to monitor queries for changes. This is much more complicated than monitoring a single directory as in #2 because it requires monitoring all directories in the user's media repository and performing automatic indexing of new or changed files. Because this requires support from the kernel that may not be present on all systems , this </text:span><text:span text:style-name="T3">live indexing</text:span><text:span text:style-name="T2"> should be optional. This means that Beacon should not rely on this functionality internally.</text:span></text:p>
        </text:list-item>
        <text:list-item>
          <text:p text:style-name="P11">Beacon must be able to monitor removable media devices and determine when removable media has been added or removed. It must provide an API so that the application can be notified of such events.</text:p>
        </text:list-item>
        <text:list-item>
          <text:p text:style-name="P12"><text:span text:style-name="T2">Beacon must be able to index files on removable media, and distinguish between two files with the same name but on different media. For example, if the CDROM is mounted under </text:span><text:span text:style-name="T3">/mnt/cdrom</text:span><text:span text:style-name="T2"> and there exists a file </text:span><text:span text:style-name="T3">foo.jpg</text:span><text:span text:style-name="T2"> on two different CDs, Beacon should treat these as separate files, even though they have the same pathname </text:span><text:span text:style-name="T3">/mnt/cdrom/foo.jpg</text:span><text:span text:style-name="T2">.</text:span></text:p>
        </text:list-item>
        <text:list-item>
          <text:p text:style-name="P11">Beacon must allow the application to store and retrieve metadata for a file. For example, in use-case #9, Beacon will retrieve certain metadata about the video such as resolution or length transparently to the application, but the application will retrieve the DVD image cover.</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Times New Roman" svg:font-family="'Times New Roman'"/>
    <style:font-face style:name="Bitstream Vera Sans1" svg:font-family="'Bitstream Vera Sans'" style:font-pitch="variable"/>
    <style:font-face style:name="Tahoma" svg:font-family="Tahoma"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Nimbus Roman No9 L" fo:font-size="12pt" fo:language="none" fo:country="none" style:font-name-asian="Bitstream Vera Sans1"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Bitstream Vera Sans1" style:font-size-asian="14pt" style:font-name-complex="Tahoma" style:font-size-complex="14pt"/>
    </style:style>
    <style:style style:name="Heading_20_1" style:display-name="Heading 1" style:family="paragraph" style:parent-style-name="Normal" style:next-style-name="Normal" style:class="text" style:default-outline-level="1">
      <style:paragraph-properties fo:margin-top="0.3055in" fo:margin-bottom="0.0417in" fo:keep-with-next="auto"/>
      <style:text-properties style:font-name="Arial" fo:font-size="17pt" fo:font-weight="bold"/>
    </style:style>
    <style:style style:name="Heading_20_2" style:display-name="Heading 2" style:family="paragraph" style:parent-style-name="Normal" style:next-style-name="Normal" style:class="text" style:default-outline-level="2">
      <style:paragraph-properties fo:margin-top="0.3055in" fo:margin-bottom="0.0417in" fo:keep-with-next="auto"/>
      <style:text-properties style:font-name="Arial" fo:font-size="14pt" fo:font-weight="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Normal" style:family="paragraph">
      <style:paragraph-properties fo:margin-left="0in" fo:margin-right="0in" fo:margin-top="0in" fo:margin-bottom="0in" fo:widows="2" fo:text-indent="0in" style:auto-text-indent="false" fo:background-color="transparent">
        <style:background-image/>
      </style:paragraph-properties>
      <style:text-properties fo:color="#000000" style:font-name="Times New Roman" fo:font-size="12pt" fo:language="en" fo:country="US"/>
    </style:style>
    <style:style style:name="Footnote_20_Symbol" style:display-name="Footnote Symbol" style:family="text"/>
    <style:style style:name="Footnote_20_anchor" style:display-name="Footnote anchor" style:family="text">
      <style:text-properties style:text-position="super 58%"/>
    </style:style>
    <style:style style:name="Footnote_20_Reference" style:display-name="Footnote Reference" style:family="text">
      <style:text-properties style:text-position="33% 58%" fo:font-size="10pt"/>
    </style:style>
    <style:style style:name="Footnote_20_Text" style:display-name="Footnote Text" style:family="text">
      <style:text-properties fo:font-size="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color="#c0c0c0" fo:font-size="10.5pt"/>
    </style:style>
    <style:page-layout style:name="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pm1">
      <style:header>
        <text:p text:style-name="P1">This document is unfinished and WIP.</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3-25T13:26:00</meta:creation-date>
    <dc:date>2006-03-25T13:29:03</dc:date>
    <meta:editing-cycles>3</meta:editing-cycles>
    <meta:editing-duration>PT3M3S</meta:editing-duration>
    <meta:user-defined meta:name="Info 1"/>
    <meta:user-defined meta:name="Info 2"/>
    <meta:user-defined meta:name="Info 3"/>
    <meta:user-defined meta:name="Info 4"/>
    <meta:document-statistic meta:table-count="0" meta:image-count="0" meta:object-count="0" meta:page-count="5" meta:paragraph-count="48" meta:word-count="2224" meta:character-count="13204"/>
  </office:meta>
</office:document-meta>
</file>